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ercentage</text:p>
          </table:table-cell>
          <table:table-cell office:value-type="string">
            <text:p>Titl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Incapab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Beginn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Amateu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Passab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Satisfacto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Adequat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Effectiv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string">
            <text:p>Capab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Flu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string">
            <text:p>Professiona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string">
            <text:p>Skille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Talente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string">
            <text:p>Brillian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string">
            <text:p>Gifte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  <table:table-cell office:value-type="string">
            <text:p>Famou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Sensatio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string">
            <text:p>Prodig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0">
            <text:p>220</text:p>
          </table:table-cell>
          <table:table-cell office:value-type="string">
            <text:p>Mast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5">
            <text:p>245</text:p>
          </table:table-cell>
          <table:table-cell office:value-type="string">
            <text:p>Sta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0">
            <text:p>270</text:p>
          </table:table-cell>
          <table:table-cell office:value-type="string">
            <text:p>Geniu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string">
            <text:p>Legend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.11.2018</text:date>, <text:time>12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43S</meta:editing-duration>
    <meta:editing-cycles>5</meta:editing-cycles>
    <meta:generator>OpenOffice/4.1.3$Win32 OpenOffice.org_project/413m1$Build-9783</meta:generator>
    <dc:date>2018-11-14T12:18:41.89</dc:date>
    <dc:creator>Felix </dc:creator>
    <meta:document-statistic meta:table-count="1" meta:cell-count="66" meta:object-count="0"/>
    <meta:user-defined meta:name="Info 1"/>
    <meta:user-defined meta:name="Info 2"/>
    <meta:user-defined meta:name="Info 3"/>
    <meta:user-defined meta:name="Info 4"/>
  </office:meta>
</office:document-meta>
</file>